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91cm"/>
    </style:style>
    <style:style style:name="Tableau1.B" style:family="table-column">
      <style:table-column-properties style:column-width="2.699cm"/>
    </style:style>
    <style:style style:name="Tableau1.C" style:family="table-column">
      <style:table-column-properties style:column-width="4.59cm"/>
    </style:style>
    <style:style style:name="Tableau1.D" style:family="table-column">
      <style:table-column-properties style:column-width="3.401cm"/>
    </style:style>
    <style:style style:name="Tableau1.E" style:family="table-column">
      <style:table-column-properties style:column-width="3.413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2" style:family="table-row">
      <style:table-row-properties style:min-row-height="10.825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3" style:family="table-row">
      <style:table-row-properties style:min-row-height="10.231cm"/>
    </style:style>
    <style:style style:name="Tableau1.4" style:family="table-row">
      <style:table-row-properties style:min-row-height="13.406cm"/>
    </style:style>
    <style:style style:name="Tableau1.5" style:family="table-row">
      <style:table-row-properties style:min-row-height="11.501cm"/>
    </style:style>
    <style:style style:name="P1" style:family="paragraph" style:parent-style-name="Text_20_body">
      <style:text-properties fo:language="fr" fo:country="FR" style:language-asian="zxx" style:country-asian="none" style:language-complex="zxx" style:country-complex="none"/>
    </style:style>
    <style:style style:name="P2" style:family="paragraph" style:parent-style-name="Text_20_body">
      <style:text-properties fo:language="fr" fo:country="FR" officeooo:rsid="00198fb1" officeooo:paragraph-rsid="00198fb1" style:language-asian="zxx" style:country-asian="none" style:language-complex="zxx" style:country-complex="none"/>
    </style:style>
    <style:style style:name="P3" style:family="paragraph" style:parent-style-name="Text_20_body">
      <style:text-properties fo:language="fr" fo:country="FR" officeooo:rsid="001d9722" officeooo:paragraph-rsid="001d9722" style:language-asian="zxx" style:country-asian="none" style:language-complex="zxx" style:country-complex="none"/>
    </style:style>
    <style:style style:name="P4" style:family="paragraph" style:parent-style-name="Text_20_body">
      <style:text-properties fo:language="fr" fo:country="FR" officeooo:rsid="001df112" officeooo:paragraph-rsid="001df112" style:language-asian="zxx" style:country-asian="none" style:language-complex="zxx" style:country-complex="none"/>
    </style:style>
    <style:style style:name="P5" style:family="paragraph" style:parent-style-name="Text_20_body">
      <style:text-properties fo:language="fr" fo:country="FR" officeooo:rsid="001fa504" officeooo:paragraph-rsid="001fa504" style:language-asian="zxx" style:country-asian="none" style:language-complex="zxx" style:country-complex="none"/>
    </style:style>
    <style:style style:name="P6" style:family="paragraph" style:parent-style-name="Standard">
      <style:text-properties fo:language="fr" fo:country="FR" style:language-asian="zxx" style:country-asian="none" style:language-complex="zxx" style:country-complex="none"/>
    </style:style>
    <style:style style:name="P7" style:family="paragraph" style:parent-style-name="Table_20_Contents">
      <style:text-properties style:use-window-font-color="true" style:font-name="Arial" fo:font-size="12pt" fo:language="fr" fo:country="FR" style:font-size-asian="12pt" style:language-asian="zxx" style:country-asian="none" style:font-size-complex="12pt" style:language-complex="zxx" style:country-complex="none"/>
    </style:style>
    <style:style style:name="P8" style:family="paragraph" style:parent-style-name="Table_20_Contents">
      <style:paragraph-properties fo:text-align="center" style:justify-single-word="false"/>
      <style:text-properties style:use-window-font-color="true" style:font-name="Arial" fo:font-size="12pt" fo:language="fr" fo:country="FR" style:font-size-asian="12pt" style:language-asian="zxx" style:country-asian="none" style:font-size-complex="12pt" style:language-complex="zxx" style:country-complex="none"/>
    </style:style>
    <style:style style:name="P9" style:family="paragraph" style:parent-style-name="Table_20_Contents">
      <style:text-properties style:font-name="Arial" fo:font-size="12pt" fo:language="fr" fo:country="FR" style:font-size-asian="12pt" style:language-asian="zxx" style:country-asian="none" style:font-size-complex="12pt" style:language-complex="zxx" style:country-complex="none"/>
    </style:style>
    <style:style style:name="P10" style:family="paragraph" style:parent-style-name="Heading_20_1">
      <style:text-properties fo:language="fr" fo:country="FR" style:language-asian="zxx" style:country-asian="none" style:language-complex="zxx" style:country-complex="none"/>
    </style:style>
    <style:style style:name="P11" style:family="paragraph" style:parent-style-name="Heading_20_2">
      <style:text-properties fo:language="fr" fo:country="FR" officeooo:rsid="001d9722" officeooo:paragraph-rsid="001d9722" style:language-asian="zxx" style:country-asian="none" style:language-complex="zxx" style:country-complex="none"/>
    </style:style>
    <style:style style:name="P12" style:family="paragraph" style:parent-style-name="Heading_20_2">
      <style:paragraph-properties fo:break-before="page"/>
      <style:text-properties fo:language="fr" fo:country="FR" officeooo:rsid="001df112" officeooo:paragraph-rsid="001df112" style:language-asian="zxx" style:country-asian="none" style:language-complex="zxx" style:country-complex="none"/>
    </style:style>
    <style:style style:name="T1" style:family="text">
      <style:text-properties officeooo:rsid="001fa50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Bilan de Projet</text:p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8">Eléments analysés</text:p>
            <text:p text:style-name="P8"/>
          </table:table-cell>
          <table:table-cell table:style-name="Tableau1.A1" office:value-type="string">
            <text:p text:style-name="P8">Causes</text:p>
            <text:p text:style-name="P8"/>
          </table:table-cell>
          <table:table-cell table:style-name="Tableau1.E1" office:value-type="string">
            <text:p text:style-name="P8">Plan d’action</text:p>
            <text:p text:style-name="P8"/>
          </table:table-cell>
        </table:table-row>
        <table:table-row table:style-name="Tableau1.2">
          <table:table-cell table:style-name="Tableau1.A2" table:number-rows-spanned="2" office:value-type="string">
            <text:p text:style-name="P7">Organisation du projet</text:p>
            <text:p text:style-name="P7"/>
          </table:table-cell>
          <table:table-cell table:style-name="Tableau1.A2" office:value-type="string">
            <text:p text:style-name="P7">Ce qui a bien</text:p>
            <text:p text:style-name="P7">marché</text:p>
            <text:p text:style-name="P7">+</text:p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E2" office:value-type="string">
            <text:p text:style-name="P7"/>
          </table:table-cell>
        </table:table-row>
        <table:table-row table:style-name="Tableau1.3">
          <table:covered-table-cell/>
          <table:table-cell table:style-name="Tableau1.A2" office:value-type="string">
            <text:p text:style-name="P7">Ce qu’il</text:p>
            <text:p text:style-name="P7">faudrait</text:p>
            <text:p text:style-name="P7">améliorer</text:p>
            <text:p text:style-name="P7">-</text:p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E2" office:value-type="string">
            <text:p text:style-name="P7"/>
          </table:table-cell>
        </table:table-row>
        <text:soft-page-break/>
        <table:table-row table:style-name="Tableau1.4">
          <table:table-cell table:style-name="Tableau1.A2" table:number-rows-spanned="2" office:value-type="string">
            <text:p text:style-name="P7">Réalisation du résultat</text:p>
            <text:p text:style-name="P7"/>
          </table:table-cell>
          <table:table-cell table:style-name="Tableau1.A2" office:value-type="string">
            <text:p text:style-name="P7">Ce qui a bien</text:p>
            <text:p text:style-name="P7">marché</text:p>
            <text:p text:style-name="P7">+</text:p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E2" office:value-type="string">
            <text:p text:style-name="P7"/>
          </table:table-cell>
        </table:table-row>
        <table:table-row table:style-name="Tableau1.5">
          <table:covered-table-cell/>
          <table:table-cell table:style-name="Tableau1.A2" office:value-type="string">
            <text:p text:style-name="P7">Ce qu’il</text:p>
            <text:p text:style-name="P7">faudrait</text:p>
            <text:p text:style-name="P7">améliorer</text:p>
            <text:p text:style-name="P7">-</text:p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E2" office:value-type="string">
            <text:p text:style-name="P7"/>
          </table:table-cell>
        </table:table-row>
      </table:table>
      <text:p text:style-name="P9"/>
      <text:p text:style-name="P10"><text:soft-page-break/>Questionnaire de satisfaction</text:p>
      <text:p text:style-name="P11">Satisfaction sur le résultat</text:p>
      <text:p text:style-name="P3"/>
      <text:p text:style-name="P3">Êtes-vous satisfait du résultat ?</text:p>
      <text:p text:style-name="P3"/>
      <text:p text:style-name="P3">Avez-vous des modifications à demander ?</text:p>
      <text:p text:style-name="P3"/>
      <text:p text:style-name="P3">Pensez-vous obtenir un avantage, un Retour sur Investissement à la suite de ce projet ?</text:p>
      <text:p text:style-name="P3"/>
      <text:p text:style-name="P3">Le style est-il à votre goût ? Vous correspond-il ?</text:p>
      <text:p text:style-name="P3"/>
      <text:p text:style-name="P3">Le site est-il en adéquation avec votre activité ? Vos produit ? Votre cible ? Vos valeurs ?</text:p>
      <text:p text:style-name="P3"/>
      <text:p text:style-name="P3">Le site semble-t-il clair ?</text:p>
      <text:p text:style-name="P3"/>
      <text:p text:style-name="P3">Les photos sont-elles bien utilisées ?</text:p>
      <text:p text:style-name="P3"/>
      <text:p text:style-name="P3">Le cahier des charges est-il bien respecté ?</text:p>
      <text:p text:style-name="P3"/>
      <text:p text:style-name="P3">La stratégie éditoriale et le discours commercial sont-ils respectés ?</text:p>
      <text:p text:style-name="P3"/>
      <text:p text:style-name="P12">Relation client</text:p>
      <text:p text:style-name="P1"/>
      <text:p text:style-name="P4">Pourrez-vous dire que vous avez été écouté?</text:p>
      <text:p text:style-name="P4"/>
      <text:p text:style-name="P4">Le suivi vous a-t-il semblé correct ? Assez soutenu ?</text:p>
      <text:p text:style-name="P4"/>
      <text:p text:style-name="P4">Manque-t-il des points de validation dans la qualité, selon vous ?</text:p>
      <text:p text:style-name="P4"/>
      <text:p text:style-name="P4">A la suite de la formation, avez-vous encore des questions sans réponses ?</text:p>
      <text:p text:style-name="P4"/>
      <text:p text:style-name="P5">Êtes-vous globalement satisfait ?</text:p>
      <text:p text:style-name="P5"/>
      <text:p text:style-name="P5">Pensez-vous revenir vers nous ?</text:p>
      <text:p text:style-name="P5"/>
      <text:p text:style-name="P5">Avez-vous d’autres remarques 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font-size="11.5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Heading_20_1" style:display-name="Heading 1" style:family="paragraph" style:parent-style-name="Heading" style:class="text">
      <style:text-properties fo:font-size="18pt"/>
    </style:style>
    <style:style style:name="Heading_20_2" style:display-name="Heading 2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45S</meta:editing-duration>
    <meta:editing-cycles>9</meta:editing-cycles>
    <meta:generator>LibreOffice/5.1.6.2$Windows_x86 LibreOffice_project/07ac168c60a517dba0f0d7bc7540f5afa45f0909</meta:generator>
    <dc:date>2016-11-30T20:35:25.850000000</dc:date>
    <meta:document-statistic meta:table-count="1" meta:image-count="0" meta:object-count="0" meta:page-count="4" meta:paragraph-count="39" meta:word-count="182" meta:character-count="1072" meta:non-whitespace-character-count="929"/>
    <meta:user-defined meta:name="Info 1"/>
    <meta:user-defined meta:name="Info 2"/>
    <meta:user-defined meta:name="Info 3"/>
    <meta:user-defined meta:name="Info 4"/>
  </office:meta>
</office:document-meta>
</file>